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ee72" officeooo:paragraph-rsid="000aee72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ee72" officeooo:paragraph-rsid="000aee72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UEIL V.1.0.0</text:p>
      <text:p text:style-name="P1"/>
      <text:p text:style-name="P2">Prochaines updates :</text:p>
      <text:p text:style-name="P2">-rendre les liens clicables</text:p>
      <text:p text:style-name="P2">-rendre la barre de recherche fonctionnelle</text:p>
      <text:p text:style-name="P2">-afficher mention légal, contact, réseaux…</text:p>
      <text:p text:style-name="P2">-récuperer adresses newsletter</text:p>
      <text:p text:style-name="P2">-changer le logo </text:p>
      <text:p text:style-name="P2">-changer les images et titres pour les vrais recett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08:29:51.320000000</meta:creation-date>
    <dc:date>2025-03-15T09:23:34.958000000</dc:date>
    <meta:editing-duration>PT53M45S</meta:editing-duration>
    <meta:editing-cycles>1</meta:editing-cycles>
    <meta:document-statistic meta:table-count="0" meta:image-count="0" meta:object-count="0" meta:page-count="1" meta:paragraph-count="8" meta:word-count="35" meta:character-count="248" meta:non-whitespace-character-count="219"/>
    <meta:generator>LibreOffice/7.5.2.2$Windows_X86_64 LibreOffice_project/53bb9681a964705cf672590721dbc85eb4d0c3a2</meta:generator>
  </office:meta>
</office:document-meta>
</file>